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Ubuntu" svg:font-family="Ubuntu"/>
    <style:font-face style:name="Ubuntu1" svg:font-family="Ubuntu" style:font-adornments="Regular"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1" style:family="text">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Multiple Sequence Alignment Using Genetic Algorithms</text:span> </text:h>
      <text:h text:style-name="Heading_20_2" text:outline-level="2">Introduction</text:h>
      <text:p text:style-name="Text_20_body"><text:tab/>Multiple Sequence Alignment(MSA) is a common problem in bioinformatics[2], it involves lining up sequences which represent <text:s/>genes or proteins. Properly aligned sequences allow the similarities and differences of sequences to be seen[3]. They can show characteristic motifs[16] which are short sequences or patterns which are conserved<text:note text:id="ftn1" text:note-class="footnote"><text:note-citation>1</text:note-citation><text:note-body><text:p text:style-name="Footnote">Conserved genes or proteins remain the same over evolutionary time and can be found in distantly related organisms. <text:s/></text:p></text:note-body></text:note> which may be functionality related[15]. Another use is the re-construction of Phylogenetic Trees[17] which is a diagram showing the evolutionary relationships between organisms[15]. All that information using the idea of homology can help to provide information about the functionality of genes and proteins in newly sequenced organisms[1].</text:p>
      <text:p text:style-name="Text_20_body"><text:tab/>Multiple sequence alignments have a very large search space, there is a very large number of possible ways one could arrange[19] the sequences until the mathematically best alignment is found. This would take a very long time[18] and because of the large amount of computational resources required it is not desirable[4]. Many heuristics have been developed which sacrifice finding the optimal alignment[18] for finding a good alignment quickly[4]. In this paper I will examine and implement the use of a genetic algorithm to solve this problem.</text:p>
      <text:h text:style-name="Heading_20_2" text:outline-level="2">Genetic Algorithm</text:h>
      <text:p text:style-name="Text_20_body"><text:tab/>For this project I implement a Genetic Algorithm which can quickly search the entire problem space, finding and refining good solutions for the sequence alignments. </text:p>
      <text:p text:style-name="Text_20_body"><text:tab/>Genetic algorithms work by imitating the evolutionary process of mutation and crossover. A population of candidate solutions is randomly generated over the course of many generations. The fittest solutions present in each generation are used during crossover to create the next generation[20] and mutations may be applied in a random manner to some of the candidate solutions.</text:p>
      <text:p text:style-name="Text_20_body"><text:tab/>The genetic algorithm implemented in this paper is based on Parallel Niche Pareto AlineGA (PNPAlineGA) developed by Fernando da Silva[2].</text:p>
      <text:p text:style-name="Text_20_body"><text:tab/>Solving the problem of MSA using a genetic algorithm requires the development of A genotype, phenotype, fitness function, crossover operator, and mutation operator[20]. </text:p>
      <text:p text:style-name="Text_20_body"><text:tab/>The genotype, representing the candidate solutions in this case is a string representing each sequence[2] and all sequences are printed on a line <text:soft-page-break/>of there own making up the alignment. The internal representation of the genotype is a 2 dimensional numpy[21] array. numpy allows for quick and accurate indexing and changing of values stored in the array. The genotype and phenotype in this algorithm are the same.</text:p>
      <text:p text:style-name="Text_20_body"><text:tab/>The evaluation of the fitness of each candidate solution is measured using two indicates. The sum-of-pairs compares the value in each position of each line with the values in that same position in every other line, and looks up a value in a table holding biologically relevant scores for the proteins, all the values are added together to give the sum-of-pairs for the alignment. The identity is the sum of all the columns which have the same value on all the lines.</text:p>
      <text:p text:style-name="Text_20_body"><text:tab/>The crossover and mutation operators are specially designed for this application. For the sequences to remain valid the sequence of the proteins <text:s/>must be preserved. The only modifications that can be made is to add, move, or delete the gaps in between the proteins[22]. </text:p>
      <text:p text:style-name="Text_20_body"><text:tab/>The Crossover operator takes two parent operators and preforms mixes them together. There are three crossover operators in this algorithm. The first preforms a vertical split by choosing a position at random and spiting both parents at that column and putting the left of parent 1 with the right of parent 2, and the right of parent 1 with the left of parent 2. gaps may be inserted to preserve the sequence of the alignment[22]. The second crossover operator randomly selects a horizontal position and places the top of parent 1 with the bottom of parent 2 and vice versa. The final crossover operator all the complete columns identified in parent 1 that are not in parent 2. Then by inserting or deleting gaps that complete column is created in parent2. Note the final operator only creates one offspring.</text:p>
      <text:p text:style-name="Text_20_body"><text:tab/>There are six mutation operators 3 regular and 2 smart the difference is the smart operators check to see if the mutation has improved the alignment. If it has not the mutation is tried again with the original alignment this is repeated some times and if no improvement is made the original sequence is kept[23].</text:p>
      <text:p text:style-name="Text_20_body"><text:tab/>The first regular operator is Gap Insertion a gap is inserted into each line of the alignment the user can choose how many gaps to insert[23]. The second operator is Gap Shift where a gap is randomly chosen and and moved to another location of the sequence[23]. Merge Space is the last regular operator it randomly selects 2 or three consecutive gaps which may or may not be adjacent and makes them adjacent and moves them to a random place in the sequence.</text:p>
      <text:p text:style-name="Text_20_body"><text:tab/>The first of the smart operators is Smart Gap Insertion selects a <text:s/>position at random and inserts a number selected by the user of gaps at that position and gaps are inserted at the start and end of all the other lines to keep them the same length. At the first attempt there is equal chance of inserting the gaps at the start or end of the sequence. If that fails to <text:soft-page-break/>produce a better alignment on the next try it becomes 10% more likely that the gaps will be inserted at the other side[23].</text:p>
      <text:p text:style-name="Text_20_body"><text:tab/>The next smart operator Smart Gap Shifting randomly selects a gap and trys to move it left or right until the fitness improves. The amount amount of times to try to move the gap is set by the user. The direction probability is equal at the start and changes like in Smart Gap Insertion[23].</text:p>
      <text:p text:style-name="Text_20_body"><text:tab/>The final smart operator is Smart Merge Space which is similar to regular merge space but only accepts mutations if they improve fitness[23]</text:p>
      <text:p text:style-name="Text_20_body"/>
      <text:p text:style-name="Text_20_body"><text:s/>The mutations that this program uses randomly insert gaps, merge gaps and delete gaps in the hope of improving the alignments. The crossover algorithms take two parent alignments and split and merge them to produce two new alignments which may be a better solution for the problem.</text:p>
      <text:h text:style-name="Heading_20_2" text:outline-level="2">Multi-objective Optimisation</text:h>
      <text:p text:style-name="Text_20_body"><text:tab/>Multi-objective optimisation is used to select a number of solutions which are good solutions for each of the objectives used to determine the strength of a solution. The measures used to determine the strength of a solution are Identity which counts the number of fully aligned columns, where the same protein is in the same position in each ROW. Sum of pairs where the PAM350 scoring matrix is used to determine the biological relevance of an alignment[6].</text:p>
      <text:p text:style-name="Text_20_body"><text:tab/>This kind of scoring matrix first developed by Dayhoff et. al . In 1972[6], uses knowledge of protein point mutation to work out the statistical likelihood of on protein evolving into another over generations. The PAM350 (Point Accepted Mutation)[6] used in this application gives each of the 20 amino acids a probability of mutating into another given that their has been 350 point mutations per 100 amino acid links. This matrix makes it likely that every point has under gone more than one mutation. The matrix was calculated using the a PAM Matrix calculator[7].</text:p>
      <text:p text:style-name="Text_20_body"><text:tab/>The sum of pairs score is calculated by comparing the the amino acids for each position against all the other ROWS for the same position and checking the value for the two proteins in the PAM350 scoring matrix. These values are then added or subtracted and a value calculated the higher the value the more biological relevant the alignment. A gap penalty of -10 is used when an amino acid compared against a gap in another ROW.</text:p>
      <text:p text:style-name="Text_20_body"><text:tab/>The genetic algorithm first generates a number of alignments then crossover and mutations are preformed on the population. Every SOMENUMBER of generations the top 40% of individuals are kept and a tournament is preformed on the remaining 60% to choose which to keep. Multi-objective optimisation is used to get a Pareto front[8].</text:p>
      <text:p text:style-name="Text_20_body"><text:soft-page-break/><text:tab/>The pareto front is selecting a set of solutions which dominate the other solutions on one of the objectives sum of pairs and identity in this application. Some solutions will be very good in one objective and bad in the other and vice versa. The pareto front provides a selection of solutions which are the best in one of the objectives or in the middle of both GETDIARIGAME.</text:p>
      <text:h text:style-name="Heading_20_2" text:outline-level="2">Other Methods</text:h>
      <text:p text:style-name="Text_20_body"/>
      <text:p text:style-name="Text_20_body"><text:tab/>There have been many different algorithms developed for multiple sequence alignments. The most successful of these use a progressive or iterative approach[9]. Progressive algorithms work by aligning the closest two sequences and progressively adding more sequences. Some programs which implement this method are CLUSTAL W[10] and MULTAL[11]. The disadvantage of progressive algorithms is they can get stuck at a 'local minimum' because of the greedy nature of aligning the most similar sequences first, then being unable to change them[12] prevent newly added sequences being properly aligned[9]. Iterative methods start with a complete alignment and try to improve it each iteration[9]. Statistical methods such as hidden Markov models have also been introduced to improve alignments during the iterations[13]. Algorithms such as the popular T-COFFEE[14] use a progressive approach but creates a library of alignment information before the main alignment takes place this helps to guide the alignment and prevents the greedy nature of progressive algorithms interfering with the alignment.</text:p>
      <text:h text:style-name="Heading_20_2" text:outline-level="2">Testing</text:h>
      <text:p text:style-name="Text_20_body">This genetic algorithmic approach will then be tested against other methods using the BAliBASE(Benchmark Alignment dataBASE) A set of sequences containing high-quality, documented alignments[5] which allow the comparison of different alignment software. <text:s/></text:p>
      <text:h text:style-name="Heading_20_2" text:outline-level="2"/>
      <text:h text:style-name="Heading_20_2" text:outline-level="2">Bioinformatics</text:h>
      <text:p text:style-name="Text_20_body"/>
      <text:h text:style-name="Heading_20_2" text:outline-level="2">Multiple Sequence Alignment</text:h>
      <text:p text:style-name="Text_20_body"/>
      <text:h text:style-name="Heading_20_2" text:outline-level="2"><text:soft-page-break/>Genetic Algorithms</text:h>
      <text:p text:style-name="Text_20_body"/>
      <text:h text:style-name="Heading_20_2" text:outline-level="2">Multi-objective optimisation</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Ubuntu" svg:font-family="Ubuntu"/>
    <style:font-face style:name="Ubuntu1" svg:font-family="Ubuntu" style:font-adornments="Regular"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4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4pt" fo:language="en" fo:country="GB"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Ubuntu" fo:font-size="16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Ubuntu1" fo:font-size="14pt"/>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color="#6666ff" style:font-name="Ubuntu1"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ff" style:font-name="Ubuntu1" fo:font-size="16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orrisroe</meta:initial-creator>
    <meta:creation-date>2014-02-10T12:52:39</meta:creation-date>
    <dc:date>2014-02-19T20:27:36</dc:date>
    <dc:creator>David Morrisroe</dc:creator>
    <meta:editing-duration>PT14H51M59S</meta:editing-duration>
    <meta:editing-cycles>10</meta:editing-cycles>
    <meta:generator>OpenOffice/4.0.1$Linux OpenOffice.org_project/401m5$Build-9714</meta:generator>
    <meta:document-statistic meta:table-count="0" meta:image-count="0" meta:object-count="0" meta:page-count="5" meta:paragraph-count="34" meta:word-count="1592" meta:character-count="9850"/>
  </office:meta>
</office:document-meta>
</file>